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officeooo:rsid="00120c61" officeooo:paragraph-rsid="00120c61" style:font-size-asian="10pt" style:font-size-complex="10pt"/>
    </style:style>
    <style:style style:name="P2" style:family="paragraph" style:parent-style-name="Standard">
      <style:paragraph-properties fo:text-align="justify" style:justify-single-word="false"/>
      <style:text-properties style:font-name="Times New Roman" fo:font-size="10pt" officeooo:rsid="00120c61" officeooo:paragraph-rsid="00340df6" style:font-size-asian="10pt" style:font-size-complex="10pt"/>
    </style:style>
    <style:style style:name="P3" style:family="paragraph" style:parent-style-name="Standard">
      <style:paragraph-properties fo:text-align="justify" style:justify-single-word="false"/>
      <style:text-properties style:font-name="Times New Roman" fo:font-size="10pt" officeooo:rsid="001529e7" officeooo:paragraph-rsid="001529e7" style:font-size-asian="10pt" style:font-size-complex="10pt"/>
    </style:style>
    <style:style style:name="P4" style:family="paragraph" style:parent-style-name="Standard">
      <style:paragraph-properties fo:text-align="justify" style:justify-single-word="false"/>
      <style:text-properties fo:font-size="10pt" officeooo:paragraph-rsid="00120c61" style:font-size-asian="10pt" style:font-size-complex="10pt"/>
    </style:style>
    <style:style style:name="P5" style:family="paragraph" style:parent-style-name="Standard">
      <style:paragraph-properties fo:text-align="justify" style:justify-single-word="false"/>
      <style:text-properties style:font-name="Arial" fo:font-size="10pt" fo:font-weight="bold" officeooo:rsid="00120c61" officeooo:paragraph-rsid="00120c61"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7" style:family="paragraph" style:parent-style-name="Standard">
      <style:paragraph-properties fo:text-align="justify" style:justify-single-word="false"/>
      <style:text-properties fo:color="#ff0000" style:font-name="Times New Roman" fo:font-size="10pt" officeooo:rsid="00120c61" officeooo:paragraph-rsid="003c6a3c" style:font-size-asian="10pt" style:font-size-complex="10pt"/>
    </style:style>
    <style:style style:name="P8" style:family="paragraph" style:parent-style-name="Standard">
      <style:paragraph-properties fo:text-align="justify" style:justify-single-word="false"/>
      <style:text-properties fo:color="#ff0000" style:font-name="Times New Roman" fo:font-size="10pt" officeooo:rsid="00120c61" officeooo:paragraph-rsid="0048c3ee" style:font-size-asian="10pt" style:font-size-complex="10pt"/>
    </style:style>
    <style:style style:name="P9" style:family="paragraph" style:parent-style-name="Standard">
      <style:paragraph-properties fo:text-align="justify" style:justify-single-word="false"/>
      <style:text-properties fo:color="#ff0000" style:font-name="Times New Roman" fo:font-size="10pt" officeooo:rsid="00120c61" officeooo:paragraph-rsid="005e6135" style:font-size-asian="10pt" style:font-size-complex="10pt"/>
    </style:style>
    <style:style style:name="P10" style:family="paragraph" style:parent-style-name="Standard">
      <style:paragraph-properties fo:text-align="justify" style:justify-single-word="false"/>
      <style:text-properties fo:color="#ff0000" style:font-name="Times New Roman" fo:font-size="10pt" officeooo:rsid="0046d3f4" officeooo:paragraph-rsid="0048d1bb" style:font-size-asian="10pt" style:font-size-complex="10pt"/>
    </style:style>
    <style:style style:name="P11" style:family="paragraph" style:parent-style-name="Standard">
      <style:paragraph-properties fo:text-align="justify" style:justify-single-word="false"/>
      <style:text-properties fo:color="#ff0000" style:font-name="Times New Roman" fo:font-size="10pt" officeooo:rsid="00120c61" officeooo:paragraph-rsid="00120c61" fo:background-color="#ffff00" style:font-size-asian="10pt" style:font-size-complex="10pt"/>
    </style:style>
    <style:style style:name="P12" style:family="paragraph" style:parent-style-name="Standard">
      <style:paragraph-properties fo:text-align="justify" style:justify-single-word="false"/>
      <style:text-properties style:use-window-font-color="true" style:font-name="Times New Roman" fo:font-size="10pt" officeooo:rsid="00120c61" officeooo:paragraph-rsid="00120c61" style:font-size-asian="10pt" style:font-size-complex="10pt"/>
    </style:style>
    <style:style style:name="P13"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style:font-size-asian="10pt" style:font-size-complex="10pt"/>
    </style:style>
    <style:style style:name="P14"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fo:background-color="#ffff00" style:font-size-asian="10pt" style:font-size-complex="10pt"/>
    </style:style>
    <style:style style:name="P15" style:family="paragraph" style:parent-style-name="Standard">
      <style:paragraph-properties fo:text-align="justify" style:justify-single-word="false"/>
      <style:text-properties fo:color="#9900ff" style:text-line-through-style="solid" style:text-line-through-type="single" style:font-name="Times New Roman" fo:font-size="10pt" officeooo:rsid="001529e7" officeooo:paragraph-rsid="001529e7" style:font-size-asian="10pt" style:font-size-complex="10pt"/>
    </style:style>
    <style:style style:name="P16" style:family="paragraph" style:parent-style-name="Standard">
      <style:paragraph-properties fo:text-align="justify" style:justify-single-word="false"/>
      <style:text-properties fo:color="#9900ff" style:text-line-through-style="solid" style:text-line-through-type="single" style:font-name="Times New Roman" fo:font-size="10pt" officeooo:rsid="001529e7" officeooo:paragraph-rsid="005c4443" style:font-size-asian="10pt" style:font-size-complex="10pt"/>
    </style:style>
    <style:style style:name="P17" style:family="paragraph" style:parent-style-name="Standard">
      <style:paragraph-properties fo:text-align="justify" style:justify-single-word="false"/>
      <style:text-properties fo:color="#9900ff" style:font-name="Times New Roman" fo:font-size="10pt" officeooo:rsid="00120c61" officeooo:paragraph-rsid="00120c61" fo:background-color="#ffff00" style:font-size-asian="10pt" style:font-size-complex="10pt"/>
    </style:style>
    <style:style style:name="P18" style:family="paragraph" style:parent-style-name="Standard">
      <style:paragraph-properties fo:text-align="justify" style:justify-single-word="false"/>
      <style:text-properties fo:color="#9900ff" style:font-name="Times New Roman" fo:font-size="10pt" officeooo:rsid="001529e7" officeooo:paragraph-rsid="001529e7" style:font-size-asian="10pt" style:font-size-complex="10pt"/>
    </style:style>
    <style:style style:name="P19" style:family="paragraph" style:parent-style-name="Standard">
      <style:paragraph-properties fo:text-align="justify" style:justify-single-word="false"/>
      <style:text-properties fo:color="#009900" style:font-name="Times New Roman" fo:font-size="10pt" officeooo:rsid="00120c61" officeooo:paragraph-rsid="003a46fb" style:font-size-asian="10pt" style:font-size-complex="10pt"/>
    </style:style>
    <style:style style:name="P20" style:family="paragraph" style:parent-style-name="Standard">
      <style:paragraph-properties fo:text-align="justify" style:justify-single-word="false"/>
      <style:text-properties style:use-window-font-color="true" style:font-name="Times New Roman" fo:font-size="10pt" officeooo:rsid="00120c61" officeooo:paragraph-rsid="003c6a3c" style:font-size-asian="10pt" style:font-size-complex="10pt"/>
    </style:style>
    <style:style style:name="P21" style:family="paragraph" style:parent-style-name="Standard">
      <style:paragraph-properties fo:text-align="justify" style:justify-single-word="false"/>
      <style:text-properties style:use-window-font-color="true" style:font-name="Times New Roman" fo:font-size="10pt" officeooo:rsid="00120c61" officeooo:paragraph-rsid="00120c61" style:font-size-asian="10pt" style:font-size-complex="10pt"/>
    </style:style>
    <style:style style:name="P22" style:family="paragraph" style:parent-style-name="Standard">
      <style:paragraph-properties fo:text-align="justify" style:justify-single-word="false"/>
      <style:text-properties style:use-window-font-color="true" style:text-line-through-style="none" style:text-line-through-type="none" style:font-name="Times New Roman" fo:font-size="10pt" officeooo:rsid="00120c61" officeooo:paragraph-rsid="00120c61" fo:background-color="#ffff00" style:font-size-asian="10pt" style:font-size-complex="10pt"/>
    </style:style>
    <style:style style:name="P23" style:family="paragraph" style:parent-style-name="Standard">
      <style:paragraph-properties fo:text-align="justify" style:justify-single-word="false"/>
      <style:text-properties fo:color="#9900ff" style:text-line-through-style="solid" style:text-line-through-type="single" style:font-name="Times New Roman" fo:font-size="10pt" officeooo:rsid="001529e7" officeooo:paragraph-rsid="001529e7" style:font-size-asian="10pt" style:font-size-complex="10pt"/>
    </style:style>
    <style:style style:name="P24" style:family="paragraph" style:parent-style-name="Standard">
      <style:paragraph-properties fo:text-align="justify" style:justify-single-word="false"/>
      <style:text-properties fo:color="#009900" style:text-line-through-style="solid" style:text-line-through-type="single" style:font-name="Times New Roman" fo:font-size="10pt" officeooo:rsid="001529e7" officeooo:paragraph-rsid="005e6135" fo:background-color="#99ffff" style:font-size-asian="10pt" style:font-size-complex="10pt"/>
    </style:style>
    <style:style style:name="P25" style:family="paragraph" style:parent-style-name="Standard">
      <style:paragraph-properties fo:text-align="justify" style:justify-single-word="false"/>
      <style:text-properties fo:color="#009900" style:text-line-through-style="none" style:text-line-through-type="none" style:font-name="Times New Roman" fo:font-size="10pt" officeooo:rsid="005e6135" officeooo:paragraph-rsid="005e6135" fo:background-color="#99ffff" style:font-size-asian="10pt" style:font-size-complex="10pt"/>
    </style:style>
    <style:style style:name="P26" style:family="paragraph" style:parent-style-name="Standard">
      <style:paragraph-properties fo:text-align="justify" style:justify-single-word="false"/>
      <style:text-properties fo:color="#009900" style:text-line-through-style="none" style:text-line-through-type="none" style:font-name="Times New Roman" fo:font-size="10pt" officeooo:rsid="0014435b" officeooo:paragraph-rsid="005e6135" fo:background-color="transparent" style:font-size-asian="10pt" style:font-size-complex="10pt"/>
    </style:style>
    <style:style style:name="P27" style:family="paragraph" style:parent-style-name="Standard">
      <style:paragraph-properties fo:text-align="justify" style:justify-single-word="false"/>
      <style:text-properties fo:color="#009900" style:font-name="Times New Roman" fo:font-size="10pt" officeooo:rsid="00120c61" officeooo:paragraph-rsid="00627d3c" style:font-size-asian="10pt" style:font-size-complex="10pt"/>
    </style:style>
    <style:style style:name="P28" style:family="paragraph" style:parent-style-name="Standard">
      <style:paragraph-properties fo:text-align="justify" style:justify-single-word="false"/>
      <style:text-properties fo:color="#009900" style:font-name="Times New Roman" fo:font-size="10pt" officeooo:rsid="00120c61" officeooo:paragraph-rsid="0061518f" fo:background-color="transparent" style:font-size-asian="10pt" style:font-size-complex="10pt"/>
    </style:style>
    <style:style style:name="P29" style:family="paragraph" style:parent-style-name="Standard">
      <style:paragraph-properties fo:text-align="justify" style:justify-single-word="false"/>
      <style:text-properties fo:color="#ff0000" style:text-line-through-style="none" style:text-line-through-type="none" style:font-name="Times New Roman" fo:font-size="10pt" officeooo:rsid="005e6135" officeooo:paragraph-rsid="005e6135" fo:background-color="#ffff00" style:font-size-asian="10pt" style:font-size-complex="10pt"/>
    </style:style>
    <style:style style:name="T1" style:family="text">
      <style:text-properties style:font-name="Arial" fo:font-weight="bold" officeooo:rsid="00120c61" style:font-weight-asian="bold" style:font-weight-complex="bold"/>
    </style:style>
    <style:style style:name="T2" style:family="text">
      <style:text-properties style:font-name="Times New Roman" officeooo:rsid="00120c61"/>
    </style:style>
    <style:style style:name="T3" style:family="text">
      <style:text-properties fo:color="#ff0000"/>
    </style:style>
    <style:style style:name="T4" style:family="text">
      <style:text-properties fo:color="#ff0000" fo:background-color="#ffff00" loext:char-shading-value="0"/>
    </style:style>
    <style:style style:name="T5" style:family="text">
      <style:text-properties fo:background-color="#ffff00" loext:char-shading-value="0"/>
    </style:style>
    <style:style style:name="T6" style:family="text">
      <style:text-properties fo:color="#9900ff"/>
    </style:style>
    <style:style style:name="T7" style:family="text">
      <style:text-properties fo:color="#9900ff" officeooo:rsid="0014435b"/>
    </style:style>
    <style:style style:name="T8" style:family="text">
      <style:text-properties fo:color="#9900ff" fo:background-color="transparent" loext:char-shading-value="0"/>
    </style:style>
    <style:style style:name="T9" style:family="text">
      <style:text-properties fo:color="#9900ff" fo:background-color="transparent" loext:char-shading-value="0"/>
    </style:style>
    <style:style style:name="T10" style:family="text">
      <style:text-properties fo:color="#9900ff" officeooo:rsid="0061518f" fo:background-color="transparent" loext:char-shading-value="0"/>
    </style:style>
    <style:style style:name="T11" style:family="text">
      <style:text-properties fo:color="#9900ff" officeooo:rsid="0021863e" fo:background-color="#99ffff" loext:char-shading-value="0"/>
    </style:style>
    <style:style style:name="T12" style:family="text">
      <style:text-properties fo:color="#9900ff" officeooo:rsid="0014435b" fo:background-color="#99ffff" loext:char-shading-value="0"/>
    </style:style>
    <style:style style:name="T13" style:family="text">
      <style:text-properties fo:color="#9900ff" fo:background-color="#99ffff" loext:char-shading-value="0"/>
    </style:style>
    <style:style style:name="T14" style:family="text">
      <style:text-properties fo:color="#9900ff" officeooo:rsid="0012d13f"/>
    </style:style>
    <style:style style:name="T15" style:family="text">
      <style:text-properties fo:color="#9900ff" officeooo:rsid="0032dfa6"/>
    </style:style>
    <style:style style:name="T16" style:family="text">
      <style:text-properties fo:color="#9900ff" officeooo:rsid="00120c61"/>
    </style:style>
    <style:style style:name="T17" style:family="text">
      <style:text-properties fo:color="#9900ff" officeooo:rsid="004e297e"/>
    </style:style>
    <style:style style:name="T18" style:family="text">
      <style:text-properties fo:color="#9900ff" officeooo:rsid="004eec3d"/>
    </style:style>
    <style:style style:name="T19" style:family="text">
      <style:text-properties fo:color="#9900ff" fo:background-color="#ffffff"/>
    </style:style>
    <style:style style:name="T20" style:family="text">
      <style:text-properties fo:color="#9900ff" officeooo:rsid="0061518f"/>
    </style:style>
    <style:style style:name="T21" style:family="text">
      <style:text-properties fo:color="#9900ff" officeooo:rsid="0061518f" fo:background-color="#ffffff"/>
    </style:style>
    <style:style style:name="T22" style:family="text">
      <style:text-properties style:use-window-font-color="true"/>
    </style:style>
    <style:style style:name="T23" style:family="text">
      <style:text-properties style:use-window-font-color="true" fo:background-color="#ffff00" loext:char-shading-value="0"/>
    </style:style>
    <style:style style:name="T24" style:family="text">
      <style:text-properties style:use-window-font-color="true" fo:background-color="transparent" loext:char-shading-value="0"/>
    </style:style>
    <style:style style:name="T25" style:family="text">
      <style:text-properties style:use-window-font-color="true" officeooo:rsid="00120c61" fo:background-color="transparent" loext:char-shading-value="0"/>
    </style:style>
    <style:style style:name="T26" style:family="text">
      <style:text-properties style:use-window-font-color="true" officeooo:rsid="004eec3d" fo:background-color="transparent" loext:char-shading-value="0"/>
    </style:style>
    <style:style style:name="T27" style:family="text">
      <style:text-properties style:use-window-font-color="true" officeooo:rsid="004ffe55" fo:background-color="transparent" loext:char-shading-value="0"/>
    </style:style>
    <style:style style:name="T28" style:family="text">
      <style:text-properties style:use-window-font-color="true" officeooo:rsid="0051882a" fo:background-color="transparent" loext:char-shading-value="0"/>
    </style:style>
    <style:style style:name="T29" style:family="text">
      <style:text-properties style:use-window-font-color="true" officeooo:rsid="00527264" fo:background-color="transparent" loext:char-shading-value="0"/>
    </style:style>
    <style:style style:name="T30" style:family="text">
      <style:text-properties style:use-window-font-color="true" officeooo:rsid="00120c61"/>
    </style:style>
    <style:style style:name="T31" style:family="text">
      <style:text-properties style:use-window-font-color="true" style:text-line-through-style="none" style:text-line-through-type="none" officeooo:rsid="00120c61" fo:background-color="transparent" loext:char-shading-value="0"/>
    </style:style>
    <style:style style:name="T32" style:family="text">
      <style:text-properties style:use-window-font-color="true" style:text-line-through-style="none" style:text-line-through-type="none" officeooo:rsid="0014435b" fo:background-color="transparent" loext:char-shading-value="0"/>
    </style:style>
    <style:style style:name="T33" style:family="text">
      <style:text-properties style:use-window-font-color="true" style:text-line-through-style="none" style:text-line-through-type="none" officeooo:rsid="00489885" fo:background-color="transparent" loext:char-shading-value="0"/>
    </style:style>
    <style:style style:name="T34" style:family="text">
      <style:text-properties style:use-window-font-color="true" style:text-line-through-style="none" style:text-line-through-type="none" officeooo:rsid="001529e7" fo:background-color="transparent" loext:char-shading-value="0"/>
    </style:style>
    <style:style style:name="T35" style:family="text">
      <style:text-properties style:use-window-font-color="true" style:text-line-through-style="none" style:text-line-through-type="none" officeooo:rsid="004c832b" fo:background-color="transparent" loext:char-shading-value="0"/>
    </style:style>
    <style:style style:name="T36" style:family="text">
      <style:text-properties style:use-window-font-color="true" officeooo:rsid="00489885"/>
    </style:style>
    <style:style style:name="T37" style:family="text">
      <style:text-properties style:use-window-font-color="true" officeooo:rsid="0048c3ee"/>
    </style:style>
    <style:style style:name="T38" style:family="text">
      <style:text-properties style:use-window-font-color="true" officeooo:rsid="00588074"/>
    </style:style>
    <style:style style:name="T39" style:family="text">
      <style:text-properties style:use-window-font-color="true" fo:background-color="#99ffff" loext:char-shading-value="0"/>
    </style:style>
    <style:style style:name="T40" style:family="text">
      <style:text-properties style:use-window-font-color="true" fo:background-color="#ffffff"/>
    </style:style>
    <style:style style:name="T41" style:family="text">
      <style:text-properties style:text-position="super 58%"/>
    </style:style>
    <style:style style:name="T42" style:family="text">
      <style:text-properties officeooo:rsid="00120c61"/>
    </style:style>
    <style:style style:name="T43" style:family="text">
      <style:text-properties fo:color="#009900"/>
    </style:style>
    <style:style style:name="T44" style:family="text">
      <style:text-properties fo:color="#009900" fo:background-color="transparent" loext:char-shading-value="0"/>
    </style:style>
    <style:style style:name="T45" style:family="text">
      <style:text-properties fo:color="#009900" officeooo:rsid="001aae5f" fo:background-color="transparent" loext:char-shading-value="0"/>
    </style:style>
    <style:style style:name="T46" style:family="text">
      <style:text-properties fo:color="#009900" officeooo:rsid="00120c61" fo:background-color="transparent" loext:char-shading-value="0"/>
    </style:style>
    <style:style style:name="T47" style:family="text">
      <style:text-properties fo:color="#009900" fo:background-color="#ffff00" loext:char-shading-value="0"/>
    </style:style>
    <style:style style:name="T48" style:family="text">
      <style:text-properties fo:color="#009900" officeooo:rsid="001d1500" fo:background-color="#ffff00" loext:char-shading-value="0"/>
    </style:style>
    <style:style style:name="T49" style:family="text">
      <style:text-properties fo:color="#009900" officeooo:rsid="001d9344" fo:background-color="#ffff00" loext:char-shading-value="0"/>
    </style:style>
    <style:style style:name="T50" style:family="text">
      <style:text-properties fo:color="#009900" officeooo:rsid="001d1500"/>
    </style:style>
    <style:style style:name="T51" style:family="text">
      <style:text-properties fo:color="#009900" fo:background-color="#99ffff" loext:char-shading-value="0"/>
    </style:style>
    <style:style style:name="T52" style:family="text">
      <style:text-properties fo:color="#009900" officeooo:rsid="001d1500" fo:background-color="#99ffff" loext:char-shading-value="0"/>
    </style:style>
    <style:style style:name="T53" style:family="text">
      <style:text-properties fo:color="#009900" officeooo:rsid="00261fb5" fo:background-color="#99ffff" loext:char-shading-value="0"/>
    </style:style>
    <style:style style:name="T54" style:family="text">
      <style:text-properties fo:color="#009900" officeooo:rsid="0018255c" fo:background-color="#99ffff" loext:char-shading-value="0"/>
    </style:style>
    <style:style style:name="T55" style:family="text">
      <style:text-properties fo:color="#009900" officeooo:rsid="00299f46" fo:background-color="#99ffff" loext:char-shading-value="0"/>
    </style:style>
    <style:style style:name="T56" style:family="text">
      <style:text-properties fo:color="#009900" officeooo:rsid="002b389b" fo:background-color="#99ffff" loext:char-shading-value="0"/>
    </style:style>
    <style:style style:name="T57" style:family="text">
      <style:text-properties fo:color="#009900" officeooo:rsid="002d3c11" fo:background-color="#99ffff" loext:char-shading-value="0"/>
    </style:style>
    <style:style style:name="T58" style:family="text">
      <style:text-properties fo:color="#009900" officeooo:rsid="00316ca5" fo:background-color="#99ffff" loext:char-shading-value="0"/>
    </style:style>
    <style:style style:name="T59" style:family="text">
      <style:text-properties fo:color="#009900" officeooo:rsid="00310bbf" fo:background-color="#99ffff" loext:char-shading-value="0"/>
    </style:style>
    <style:style style:name="T60" style:family="text">
      <style:text-properties fo:color="#009900" officeooo:rsid="0032dfa6" fo:background-color="#99ffff" loext:char-shading-value="0"/>
    </style:style>
    <style:style style:name="T61" style:family="text">
      <style:text-properties fo:color="#009900" officeooo:rsid="00340df6" fo:background-color="#99ffff" loext:char-shading-value="0"/>
    </style:style>
    <style:style style:name="T62" style:family="text">
      <style:text-properties fo:color="#009900" officeooo:rsid="0034928c" fo:background-color="#99ffff" loext:char-shading-value="0"/>
    </style:style>
    <style:style style:name="T63" style:family="text">
      <style:text-properties fo:color="#009900" officeooo:rsid="003847a7" fo:background-color="#99ffff" loext:char-shading-value="0"/>
    </style:style>
    <style:style style:name="T64" style:family="text">
      <style:text-properties fo:color="#009900" officeooo:rsid="003ecc08" fo:background-color="#99ffff" loext:char-shading-value="0"/>
    </style:style>
    <style:style style:name="T65" style:family="text">
      <style:text-properties fo:color="#009900" officeooo:rsid="00421c24" fo:background-color="#99ffff" loext:char-shading-value="0"/>
    </style:style>
    <style:style style:name="T66" style:family="text">
      <style:text-properties fo:color="#009900" officeooo:rsid="004ab247" fo:background-color="#99ffff" loext:char-shading-value="0"/>
    </style:style>
    <style:style style:name="T67" style:family="text">
      <style:text-properties fo:color="#009900" officeooo:rsid="00489885" fo:background-color="#99ffff" loext:char-shading-value="0"/>
    </style:style>
    <style:style style:name="T68" style:family="text">
      <style:text-properties fo:color="#009900" officeooo:rsid="00120c61" fo:background-color="#99ffff" loext:char-shading-value="0"/>
    </style:style>
    <style:style style:name="T69" style:family="text">
      <style:text-properties fo:color="#009900" officeooo:rsid="0047ae66" fo:background-color="#99ffff" loext:char-shading-value="0"/>
    </style:style>
    <style:style style:name="T70" style:family="text">
      <style:text-properties fo:color="#009900" officeooo:rsid="0048c3ee" fo:background-color="#99ffff" loext:char-shading-value="0"/>
    </style:style>
    <style:style style:name="T71" style:family="text">
      <style:text-properties fo:color="#009900" officeooo:rsid="00527264" fo:background-color="#99ffff" loext:char-shading-value="0"/>
    </style:style>
    <style:style style:name="T72" style:family="text">
      <style:text-properties fo:color="#009900" officeooo:rsid="0055a6b1" fo:background-color="#99ffff" loext:char-shading-value="0"/>
    </style:style>
    <style:style style:name="T73" style:family="text">
      <style:text-properties fo:color="#009900" officeooo:rsid="00588074" fo:background-color="#99ffff" loext:char-shading-value="0"/>
    </style:style>
    <style:style style:name="T74" style:family="text">
      <style:text-properties fo:color="#009900" officeooo:rsid="005e3ba8" fo:background-color="#99ffff" loext:char-shading-value="0"/>
    </style:style>
    <style:style style:name="T75" style:family="text">
      <style:text-properties fo:color="#009900" officeooo:rsid="00261fb5"/>
    </style:style>
    <style:style style:name="T76" style:family="text">
      <style:text-properties fo:color="#009900" officeooo:rsid="001aae5f"/>
    </style:style>
    <style:style style:name="T77" style:family="text">
      <style:text-properties fo:color="#009900" officeooo:rsid="0012d13f"/>
    </style:style>
    <style:style style:name="T78" style:family="text">
      <style:text-properties fo:color="#009900" officeooo:rsid="00299f46"/>
    </style:style>
    <style:style style:name="T79" style:family="text">
      <style:text-properties fo:color="#009900" officeooo:rsid="002b389b"/>
    </style:style>
    <style:style style:name="T80" style:family="text">
      <style:text-properties fo:color="#009900" officeooo:rsid="00316ca5"/>
    </style:style>
    <style:style style:name="T81" style:family="text">
      <style:text-properties fo:color="#009900" officeooo:rsid="002f8085"/>
    </style:style>
    <style:style style:name="T82" style:family="text">
      <style:text-properties fo:color="#009900" officeooo:rsid="0032dfa6"/>
    </style:style>
    <style:style style:name="T83" style:family="text">
      <style:text-properties fo:color="#009900" officeooo:rsid="00340df6"/>
    </style:style>
    <style:style style:name="T84" style:family="text">
      <style:text-properties fo:color="#009900" officeooo:rsid="0034928c"/>
    </style:style>
    <style:style style:name="T85" style:family="text">
      <style:text-properties fo:color="#009900" officeooo:rsid="001fd09e"/>
    </style:style>
    <style:style style:name="T86" style:family="text">
      <style:text-properties fo:color="#009900" officeooo:rsid="0014435b"/>
    </style:style>
    <style:style style:name="T87" style:family="text">
      <style:text-properties fo:color="#009900" officeooo:rsid="003847a7"/>
    </style:style>
    <style:style style:name="T88" style:family="text">
      <style:text-properties fo:color="#009900" style:font-name="Arial" fo:font-weight="bold" officeooo:rsid="00120c61" style:font-weight-asian="bold" style:font-weight-complex="bold"/>
    </style:style>
    <style:style style:name="T89" style:family="text">
      <style:text-properties fo:color="#009900" officeooo:rsid="00120c61"/>
    </style:style>
    <style:style style:name="T90" style:family="text">
      <style:text-properties fo:color="#009900" style:text-line-through-style="none" style:text-line-through-type="none" officeooo:rsid="00120c61" fo:background-color="transparent" loext:char-shading-value="0"/>
    </style:style>
    <style:style style:name="T91" style:family="text">
      <style:text-properties fo:color="#009900" style:text-line-through-style="none" style:text-line-through-type="none" officeooo:rsid="001529e7" fo:background-color="#99ffff" loext:char-shading-value="0"/>
    </style:style>
    <style:style style:name="T92" style:family="text">
      <style:text-properties fo:color="#009900" style:text-line-through-style="none" style:text-line-through-type="none" officeooo:rsid="004c832b" fo:background-color="#99ffff" loext:char-shading-value="0"/>
    </style:style>
    <style:style style:name="T93" style:family="text">
      <style:text-properties fo:color="#009900" officeooo:rsid="005e3ba8"/>
    </style:style>
    <style:style style:name="T94" style:family="text">
      <style:text-properties fo:background-color="#99ffff" loext:char-shading-value="0"/>
    </style:style>
    <style:style style:name="T95" style:family="text">
      <style:text-properties officeooo:rsid="003c6a3c" fo:background-color="#99ffff" loext:char-shading-value="0"/>
    </style:style>
    <style:style style:name="T96" style:family="text">
      <style:text-properties officeooo:rsid="00421c24" fo:background-color="#99ffff" loext:char-shading-value="0"/>
    </style:style>
    <style:style style:name="T97" style:family="text">
      <style:text-properties officeooo:rsid="00440ebd" fo:background-color="#99ffff" loext:char-shading-value="0"/>
    </style:style>
    <style:style style:name="T98" style:family="text">
      <style:text-properties officeooo:rsid="00446eca" fo:background-color="#99ffff" loext:char-shading-value="0"/>
    </style:style>
    <style:style style:name="T99" style:family="text">
      <style:text-properties officeooo:rsid="004515b1" fo:background-color="#99ffff" loext:char-shading-value="0"/>
    </style:style>
    <style:style style:name="T100" style:family="text">
      <style:text-properties officeooo:rsid="0048c3ee" fo:background-color="#99ffff" loext:char-shading-value="0"/>
    </style:style>
    <style:style style:name="T101" style:family="text">
      <style:text-properties officeooo:rsid="005e6135" fo:background-color="#99ffff" loext:char-shading-value="0"/>
    </style:style>
    <style:style style:name="T102" style:family="text">
      <style:text-properties officeooo:rsid="005c7690" fo:background-color="#99ffff" loext:char-shading-value="0"/>
    </style:style>
    <style:style style:name="T103" style:family="text">
      <style:text-properties officeooo:rsid="0060cd5e" fo:background-color="#99ffff" loext:char-shading-value="0"/>
    </style:style>
    <style:style style:name="T104" style:family="text">
      <style:text-properties fo:background-color="#99ffff" loext:char-shading-value="0"/>
    </style:style>
    <style:style style:name="T105" style:family="text">
      <style:text-properties officeooo:rsid="0061518f" fo:background-color="#99ffff" loext:char-shading-value="0"/>
    </style:style>
    <style:style style:name="T106" style:family="text">
      <style:text-properties officeooo:rsid="00627d3c" fo:background-color="#99ffff" loext:char-shading-value="0"/>
    </style:style>
    <style:style style:name="T107" style:family="text">
      <style:text-properties officeooo:rsid="0021863e"/>
    </style:style>
    <style:style style:name="T108" style:family="text">
      <style:text-properties officeooo:rsid="00237db1"/>
    </style:style>
    <style:style style:name="T109" style:family="text">
      <style:text-properties fo:font-weight="normal" officeooo:rsid="00237db1" style:font-weight-asian="normal" style:font-weight-complex="normal"/>
    </style:style>
    <style:style style:name="T110" style:family="text">
      <style:text-properties style:text-line-through-style="none" style:text-line-through-type="none" fo:background-color="transparent" loext:char-shading-value="0"/>
    </style:style>
    <style:style style:name="T111" style:family="text">
      <style:text-properties style:text-line-through-style="none" style:text-line-through-type="none" officeooo:rsid="00120c61" fo:background-color="transparent" loext:char-shading-value="0"/>
    </style:style>
    <style:style style:name="T112" style:family="text">
      <style:text-properties style:text-line-through-style="none" style:text-line-through-type="none" officeooo:rsid="0014435b" fo:background-color="transparent" loext:char-shading-value="0"/>
    </style:style>
    <style:style style:name="T113" style:family="text">
      <style:text-properties style:text-line-through-style="none" style:text-line-through-type="none" officeooo:rsid="001529e7" fo:background-color="#99ffff" loext:char-shading-value="0"/>
    </style:style>
    <style:style style:name="T114" style:family="text">
      <style:text-properties style:text-line-through-style="none" style:text-line-through-type="none" officeooo:rsid="005e3fb8" fo:background-color="#99ffff" loext:char-shading-value="0"/>
    </style:style>
    <style:style style:name="T115" style:family="text">
      <style:text-properties style:text-line-through-style="none" style:text-line-through-type="none" officeooo:rsid="005e6135" fo:background-color="#99ffff" loext:char-shading-value="0"/>
    </style:style>
    <style:style style:name="T116" style:family="text">
      <style:text-properties style:text-line-through-style="none" style:text-line-through-type="none" officeooo:rsid="0021863e" fo:background-color="#99ffff" loext:char-shading-value="0"/>
    </style:style>
    <style:style style:name="T117" style:family="text">
      <style:text-properties fo:background-color="transparent" loext:char-shading-value="0"/>
    </style:style>
    <style:style style:name="T118" style:family="text">
      <style:text-properties officeooo:rsid="0061518f" fo:background-color="transparent" loext:char-shading-value="0"/>
    </style:style>
    <style:style style:name="T119" style:family="text">
      <style:text-properties officeooo:rsid="0060cd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1. </text:span><text:span text:style-name="T1">Discussion</text:span></text:p>
      <text:p text:style-name="P5"/>
      <text:p text:style-name="P2"><text:span text:style-name="T43">We started the </text:span><text:span text:style-name="T44">development</text:span><text:span text:style-name="T43"> of the empirical solar wind environment model</text:span><text:span text:style-name="T6">ing</text:span><text:span text:style-name="T3"> </text:span><text:span text:style-name="T43">for the near-ecliptic PSP orbit</text:span><text:span text:style-name="T3"> </text:span><text:span text:style-name="T6">described in detail in the previous sections, including the mathematical methods and statistical errors,</text:span><text:span text:style-name="T3"> </text:span><text:span text:style-name="T43">by lognormally fitting the about </text:span><text:span text:style-name="T54">40</text:span><text:span text:style-name="T45">~</text:span><text:span text:style-name="T43">years of </text:span><text:span text:style-name="T53">in situ near-Earth</text:span><text:span text:style-name="T75"> </text:span><text:span text:style-name="T43">solar wind data</text:span><text:span text:style-name="T3"> </text:span><text:span text:style-name="T6">obtained by near</text:span><text:span text:style-name="T14">-</text:span><text:span text:style-name="T6">Earth satellites</text:span><text:span text:style-name="T3"> </text:span><text:span text:style-name="T6">intercalibrated</text:span><text:span text:style-name="T3"> </text:span><text:span text:style-name="T6">data</text:span><text:span text:style-name="T3"> </text:span><text:span text:style-name="T43">collected in the OMNI database, using the frequency distributions of the key solar wind parameters magnetic field strength</text:span><text:span text:style-name="T3"> </text:span><text:span text:style-name="T6">B, </text:span><text:span text:style-name="T43">velocity</text:span><text:span text:style-name="T3"> </text:span><text:span text:style-name="T6">V</text:span><text:span text:style-name="T43">, density</text:span><text:span text:style-name="T3"> </text:span><text:span text:style-name="T6">N</text:span><text:span text:style-name="T3"> </text:span><text:span text:style-name="T43">and temperature</text:span><text:span text:style-name="T3"> </text:span><text:span text:style-name="T6">T</text:span><text:span text:style-name="T43">.</text:span><text:span text:style-name="T3"> </text:span><text:span text:style-name="T43">The </text:span><text:span text:style-name="T53">OMNI multi-satellite solar wind</text:span><text:span text:style-name="T75"> data</text:span><text:span text:style-name="T43"> </text:span><text:span text:style-name="T75">is </text:span><text:span text:style-name="T51">intercalibrated,</text:span><text:span text:style-name="T6"> database</text:span><text:span text:style-name="T3"> </text:span><text:span text:style-name="T43">covers almost five solar cycles and thus represents solar wind gathered at different phases of solar activity in the ecliptic plane</text:span><text:span text:style-name="T6">, with a negligible asymmetry in terms of activity</text:span><text:span text:style-name="T43">. In the next step we</text:span><text:span text:style-name="T3"> </text:span><text:span text:style-name="T6">have</text:span><text:span text:style-name="T3"> </text:span><text:span text:style-name="T43">investigated the yearly variation of the solar wind distribution functions along with the SSN over </text:span><text:span text:style-name="T54">53</text:span><text:span text:style-name="T45">~</text:span><text:span text:style-name="T43">years and derived linear dependencies of the solar wind parameters with the SSN.</text:span><text:span text:style-name="T3"> </text:span><text:span text:style-name="T43">The radial dependencies of the solar wind distribution functions were then analyzed using Helios</text:span><text:span text:style-name="T76">~</text:span><text:span text:style-name="T43">1 and 2 data for the distance range 0.29</text:span><text:span text:style-name="T77">-</text:span><text:span text:style-name="T43">-0.98 </text:span><text:span text:style-name="T77">au</text:span><text:span text:style-name="T43"> in bins of 0.01 </text:span><text:span text:style-name="T77">au</text:span><text:span text:style-name="T43">. The </text:span><text:span text:style-name="T55">herefrom</text:span><text:span text:style-name="T78"> </text:span><text:span text:style-name="T43">derived power law fit functions were used to scale the</text:span><text:span text:style-name="T3"> </text:span><text:span text:style-name="T6">formerly </text:span><text:span text:style-name="T52">prior</text:span><text:span text:style-name="T3"> </text:span><text:span text:style-name="T43">calculated </text:span><text:span text:style-name="T56">SSN-dependent</text:span><text:span text:style-name="T79"> </text:span><text:span text:style-name="T43">1 </text:span><text:span text:style-name="T77">au</text:span><text:span text:style-name="T43"> distribution fit functions to the PSP orbit,</text:span><text:span text:style-name="T3"> </text:span><text:span text:style-name="T6">correlated</text:span><text:span text:style-name="T3"> </text:span><text:span text:style-name="T57">combined</text:span><text:span text:style-name="T79"> </text:span><text:span text:style-name="T43">with SSN predictions for the year</text:span><text:span text:style-name="T56">s</text:span><text:span text:style-name="T43"> 2018–202</text:span><text:span text:style-name="T77">5,</text:span><text:span text:style-name="T43"> i.e., for the prime mission phase that gets PSP to</text:span><text:span text:style-name="T3"> </text:span><text:span text:style-name="T6">a </text:span><text:span text:style-name="T43">closest periheli</text:span><text:span text:style-name="T52">a</text:span><text:span text:style-name="T6">on</text:span><text:span text:style-name="T3"> </text:span><text:span text:style-name="T43">of 9.86 solar radii distance to the Sun. The reason for performing the analysis this way is based on the fact that the OMNI</text:span><text:span text:style-name="T3"> </text:span><text:span text:style-name="T6">1 </text:span><text:span text:style-name="T14">au</text:span><text:span text:style-name="T3"> </text:span><text:span text:style-name="T43">solar wind database is much larger than the Helios database. </text:span><text:span text:style-name="T6">However </text:span><text:span text:style-name="T58">Though</text:span><text:span text:style-name="T43">, it is clear that the calculated distribution functions just represent first order estimates of the real solar wind to be encountered by PSP.</text:span><text:span text:style-name="T3"> </text:span><text:span text:style-name="T43">The solar wind environment to be encountered will depend at times of PSP on the structure of the solar corona and underlying photospheric magnetic field</text:span><text:span text:style-name="T3">, as shown by </text:span><text:span text:style-name="T4">xxx (ref.)</text:span><text:span text:style-name="T3">, </text:span><text:span text:style-name="T6">or</text:span><text:span text:style-name="T3"> </text:span><text:span text:style-name="T52">and on</text:span><text:span text:style-name="T50"> </text:span><text:span text:style-name="T43">the evolution and interaction of individual solar wind streams and superimposed CMEs and shocks.</text:span></text:p>
      <text:p text:style-name="P2"><text:span text:style-name="T43">However, the derived results are in good </text:span><text:span text:style-name="T59">agreement</text:span><text:span text:style-name="T3"> </text:span><text:span text:style-name="T6">comparison</text:span><text:span text:style-name="T3"> </text:span><text:span text:style-name="T43">with existing </text:span><text:span text:style-name="T58">studies</text:span><text:span text:style-name="T80"> </text:span><text:span text:style-name="T6">models for </text:span><text:span text:style-name="T15">the</text:span><text:span text:style-name="T43"> </text:span><text:span text:style-name="T60">about</text:span><text:span text:style-name="T82"> near-Sun </text:span><text:span text:style-name="T43">solar wind magnetic field </text:span><text:span text:style-name="T80">strenght</text:span><text:span text:style-name="T60">s</text:span><text:span text:style-name="T80"> </text:span><text:span text:style-name="T81">and </text:span><text:span text:style-name="T43">densit</text:span><text:span text:style-name="T60">ies</text:span><text:span text:style-name="T43"> as shown in </text:span><text:span text:style-name="T77">S</text:span><text:span text:style-name="T43">ect.</text:span><text:span text:style-name="T77"> </text:span><text:span text:style-name="T43">6.</text:span><text:span text:style-name="T3"> </text:span><text:span text:style-name="T43">The </text:span><text:span text:style-name="T61">from direct measurements differing</text:span><text:span text:style-name="T83"> </text:span><text:span text:style-name="T43">velocity and temperature extrapolations below </text:span><text:span text:style-name="T47">20</text:span><text:span text:style-name="T48">~</text:span><text:span text:style-name="T47">solar radii</text:span><text:span text:style-name="T43"> indicate that PSP will indeed dive into the acceleration and heating regions of the solar wind to be expected </text:span><text:span text:style-name="T60">at these distances</text:span><text:span text:style-name="T82"> </text:span><text:span text:style-name="T43">(see Figure 11). </text:span><text:span text:style-name="T22">The near-Sun solar wind velocity </text:span><text:span text:style-name="T43">at</text:span><text:span text:style-name="T3"> </text:span><text:span text:style-name="T22">PSP perihelion is also expected to be slower than our model estimates, because the</text:span><text:span text:style-name="T3"> </text:span><text:span text:style-name="T43">region</text:span><text:span text:style-name="T3"> </text:span><text:span text:style-name="T22">of the Alfvénic critical </text:span><text:span text:style-name="T6">source</text:span><text:span text:style-name="T22"> surface,</text:span><text:span text:style-name="T3"> </text:span><text:span text:style-name="T22">up to which the solar wind is believed to be accelerated,</text:span><text:span text:style-name="T3"> </text:span><text:span text:style-name="T22">is predicted to lie </text:span><text:span text:style-name="T71">in average around 17~Rs</text:span><text:span text:style-name="T22"> (</text:span><text:span text:style-name="T73">e.g.,</text:span><text:span text:style-name="T38"> </text:span><text:span text:style-name="T17">0.6</text:span><text:span text:style-name="T18">~</text:span><text:span text:style-name="T17">Rs </text:span><text:span text:style-name="T8">Schatten 1969, </text:span><text:span text:style-name="T26">17~Rs </text:span><text:span text:style-name="T24">Sittler1999, </text:span><text:span text:style-name="T26">17~Rs</text:span><text:span text:style-name="T24"> Exarhos2000</text:span><text:span text:style-name="T29">)</text:span><text:span text:style-name="T24"> </text:span><text:span text:style-name="T71">and </text:span><text:span text:style-name="T72">correlates</text:span><text:span text:style-name="T71"> with solar activity between</text:span><text:span text:style-name="T29"> </text:span><text:span text:style-name="T28">15</text:span><text:span text:style-name="T29">~Rs </text:span><text:span text:style-name="T71">in minimum and</text:span><text:span text:style-name="T29"> </text:span><text:span text:style-name="T28">30~Rs </text:span><text:span text:style-name="T71">in maximum</text:span><text:span text:style-name="T28"> <text:s/></text:span><text:span text:style-name="T29">(</text:span><text:span text:style-name="T27">19~Rs </text:span><text:span text:style-name="T24">Katsikas2010, </text:span><text:span text:style-name="T29">15–30~Rs </text:span><text:span text:style-name="T24">Goelzer2014).</text:span></text:p>
      <text:p text:style-name="P6"/>
      <text:p text:style-name="P6"><text:span text:style-name="T43">In our study we have not </text:span><text:span text:style-name="T62">specifically</text:span><text:span text:style-name="T84"> </text:span><text:span text:style-name="T43">investigated the occurrences of extreme solar wind parameters caused by CMEs or enhanced values due to stream interaction </text:span><text:span text:style-name="T6">(SIs) </text:span><text:span text:style-name="T43">or co-rotati</text:span><text:span text:style-name="T52">ng</text:span><text:span text:style-name="T6">on</text:span> <text:span text:style-name="T43">interaction regions.</text:span> <text:span text:style-name="T43">The Helios solar wind measurements plotted over radial distance in </text:span><text:span text:style-name="T47">Fig. 7</text:span><text:span text:style-name="T43"> show several extreme values far above the usual solar wind magnetic field strengths, </text:span><text:span text:style-name="T62">velocities</text:span><text:span text:style-name="T43"> </text:span><text:span text:style-name="T6">speeds</text:span><text:span text:style-name="T43">, densities, and temperatures likely to be associated with individual CMEs.</text:span> The results by <text:span text:style-name="T5">Srivastava et al. (2017)</text:span><text:span text:style-name="T44"> </text:span><text:span text:style-name="T43">indicate that due to the solar wind drag the speeds of fast CMEs will commonly slow down substantially up to distances of </text:span><text:span text:style-name="T47">40</text:span><text:span text:style-name="T49">~</text:span><text:span text:style-name="T43">solar radii.</text:span> <text:span text:style-name="T43">Therefore, it is expected that PSP will encounter CMEs with much higher speeds than those observed during the Helios mission. Also, the magnetic field, density and temperature values are expected to be much larger than in the average solar wind in individual fast shock associated CME events.</text:span> <text:span text:style-name="T43">PSP will thus also substantially improve our understanding of the near</text:span><text:span text:style-name="T77">-</text:span><text:span text:style-name="T43">Sun evolution of CMEs and their expansion with radial distance.</text:span></text:p>
      <text:p text:style-name="P6"/>
      <text:p text:style-name="P6"/>
      <text:p text:style-name="P17">To be moved<text:span text:style-name="T94"> </text:span><text:span text:style-name="T95">into </text:span><text:span text:style-name="T98">end of </text:span><text:span text:style-name="T95">Sect. 5</text:span>!</text:p>
      <text:p text:style-name="P11"/>
      <text:p text:style-name="P8"><text:span text:style-name="T70">As</text:span><text:span text:style-name="T37"> t</text:span><text:span text:style-name="T22">he OMNI data </text:span><text:span text:style-name="T43">are</text:span> <text:span text:style-name="T22">time-shifted to the nose of the Earth’s bow shock, </text:span><text:span text:style-name="T37">t</text:span><text:span text:style-name="T22">his leads to yearly solar distance variations of </text:span><text:span text:style-name="T64">+-1.</text:span><text:span text:style-name="T65">6</text:span><text:span text:style-name="T64">7 </text:span><text:span text:style-name="T51">%</text:span><text:span text:style-name="T22"> as </text:span><text:span text:style-name="T70">it</text:span><text:span text:style-name="T37"> </text:span><text:span text:style-name="T6">the Earth</text:span><text:span text:style-name="T22"> orbits the Sun.</text:span></text:p>
      <text:p text:style-name="P8"><text:span text:style-name="T96">The m</text:span><text:span text:style-name="T95">aximal solar wind parameter variation amplitudes over the year can </text:span><text:span text:style-name="T96">thus </text:span><text:span text:style-name="T95">be estimated </text:span><text:span text:style-name="T99">from</text:span><text:span text:style-name="T94"> the </text:span><text:span text:style-name="T100">derived </text:span><text:span text:style-name="T94">power law exponents </text:span><text:span text:style-name="T95">to </text:span><text:span text:style-name="T96">a</text:span><text:span text:style-name="T95">bout </text:span><text:span text:style-name="T99">X</text:span><text:span text:style-name="T95"> %</text:span><text:span text:style-name="T96"> </text:span><text:span text:style-name="T97">for </text:span><text:span text:style-name="T99">the m</text:span><text:span text:style-name="T96">, </text:span><text:span text:style-name="T99">to X % for the v, … calculate them and put them into Tab. 3.</text:span></text:p>
      <text:p text:style-name="P7">The <text:span text:style-name="T22">error estimation over the year </text:span>caused by this varying radial difference can be <text:span text:style-name="T22">expect</text:span>ed <text:span text:style-name="T22">to be smaller than </text:span><text:span text:style-name="T23">5 %</text:span> derived from investigation of the power law exponents of the solar wind parameters.</text:p>
      <text:p text:style-name="P20"/>
      <text:p text:style-name="P17">To be moved<text:span text:style-name="T94"> </text:span><text:span text:style-name="T95">into Sect. 5</text:span>!</text:p>
      <text:p text:style-name="P22"/>
      <text:p text:style-name="P10"><text:span text:style-name="T46">Bruno (</text:span><text:span text:style-name="T66">1986</text:span><text:span text:style-name="T46">) and Balogh et al. (</text:span><text:span text:style-name="T91">p. 1</text:span><text:span text:style-name="T92">62,</text:span><text:span text:style-name="T35"> </text:span><text:span text:style-name="T46">1999)</text:span><text:span text:style-name="T89"> have pointed out, that</text:span><text:span text:style-name="T42"> </text:span><text:span text:style-name="T30">the solar wind parameters </text:span><text:span text:style-name="T16">also</text:span><text:span text:style-name="T42"> </text:span><text:span text:style-name="T30">vary with latitudinal separation from the heliospheric current sheet (HCS). </text:span><text:span text:style-name="T67">Its</text:span><text:span text:style-name="T30"> </text:span><text:span text:style-name="T6">The HCS’s</text:span><text:span text:style-name="T22"> position in </text:span><text:span text:style-name="T31">helio</text:span><text:span text:style-name="T90">graphic</text:span><text:span text:style-name="T22"> latitude is highly variable around the solar equator </text:span><text:span text:style-name="T36">(</text:span><text:span text:style-name="T25">Schwenn 1990</text:span><text:span text:style-name="T34">, p. 12</text:span><text:span text:style-name="T35">6</text:span><text:span text:style-name="T31">), </text:span><text:span text:style-name="T33">f</text:span><text:span text:style-name="T31">urthermore,</text:span><text:span text:style-name="T90"> the Earth’s</text:span><text:span text:style-name="T111"> </text:span><text:span text:style-name="T31">orbit</text:span><text:span text:style-name="T90"> varies over the course of the year by</text:span><text:span text:style-name="T111"> </text:span><text:span text:style-name="T32">+-</text:span><text:span text:style-name="T31">7.2◦ in</text:span><text:span text:style-name="T111"> </text:span><text:span text:style-name="T31">latitude. </text:span><text:span text:style-name="T68">However, the </text:span><text:span text:style-name="T69">additional</text:span><text:span text:style-name="T68"> analysis of</text:span><text:span text:style-name="T42"> </text:span><text:span text:style-name="T16">but</text:span><text:span text:style-name="T89"> this aspect is beyond the scope of this study.</text:span></text:p>
      <text:p text:style-name="P14">-&gt; error estimation?</text:p>
      <text:p text:style-name="P6"/>
      <text:p text:style-name="P15">validity and estimation of error size outside of valid model range...</text:p>
      <text:p text:style-name="P13">derive heliocentric distance depending error...</text:p>
      <text:p text:style-name="P13"><text:s/><text:span text:style-name="T6">list simplifications/approximations...</text:span></text:p>
      <text:p text:style-name="P13">error estimation for general model and extreme value tendencies</text:p>
      <text:p text:style-name="P15">error sources:</text:p>
      <text:p text:style-name="P15">- extrapolation</text:p>
      <text:p text:style-name="P15">- lognormal model</text:p>
      <text:p text:style-name="P15">- SSN variance</text:p>
      <text:p text:style-name="P15">all estimates outside these boundaries are extrapolations with large uncertainties.</text:p>
      <text:p text:style-name="P13"/>
      <text:p text:style-name="P15">discuss results:</text:p>
      <text:p text:style-name="P15">- empirical solar wind model for inner heliosphere within ecliptic</text:p>
      <text:p text:style-name="P15">- low velocity at 0.0459~au</text:p>
      <text:p text:style-name="P13">- slow/fast ratio SSN dependency</text:p>
      <text:p text:style-name="P15">- application validity of lognormal distributions</text:p>
      <text:p text:style-name="P15">--&gt; B inversion of frequency distribution</text:p>
      <text:p text:style-name="P13">---&gt; magnetic field distribution's with distance increasing high value tail -&gt; source are compression regions (why with density no increase?); look into Parker1958's B-field formula...</text:p>
      <text:p text:style-name="P13"><text:soft-page-break/>varying shape with distance is indicator for internal physical processes (mixing/turbulence…)</text:p>
      <text:p text:style-name="P15"/>
      <text:p text:style-name="P15">The Parker (1958) model of an isothermal expanding corona</text:p>
      <text:p text:style-name="P15">with a temperature of 10<text:span text:style-name="T41">6</text:span> K and a critical radius of 5.8 R .</text:p>
      <text:p text:style-name="P13"/>
      <text:p text:style-name="P13">individual velocity part discussion -&gt; there is no specific velocity threshold between slow and fast solar wind types, the velocity ranges of both types overlap.</text:p>
      <text:p text:style-name="P13">Not only the slowest wind but also the fastest wind is expected to converge to the average speed (Sanchez-Diaz2016 p. 2835, using MHD-model -&gt; very slow solar wind is continuation of slow wind) (because of interaction).</text:p>
      <text:p text:style-name="P13"/>
      <text:p text:style-name="P13">The ratio of both varies with solar activity, e.g., 3 years</text:p>
      <text:p text:style-name="P13">after maximum, polar coronal holes are observed to often have equatorial extensions (cite?). see and use Bougeret et al. (1984) p. 498…</text:p>
      <text:p text:style-name="P13"/>
      <text:p text:style-name="P13">for the overlapping velocity model the SSN dependency is</text:p>
      <text:p text:style-name="P13">steeper than for a simple threshold</text:p>
      <text:p text:style-name="P13"/>
      <text:p text:style-name="P15">approaching these regions, acceleration plays a role</text:p>
      <text:p text:style-name="P15">Alfvénic critical surface i.e. source surface (see Fox before 2.1) in direction to the Sun is at about 2.5 R the source surface (Schatten1969)</text:p>
      <text:p text:style-name="P15">sonic and Alfvénic critical point positions (see Sittler &amp; Guhathakurta (1999))</text:p>
      <text:p text:style-name="P15">sonic point and slow solar wind origin (Sheeley et al. 1997)</text:p>
      <text:p text:style-name="P15"/>
      <text:p text:style-name="P16">Balogh et al. (1999) p. 162 ff (origin and formation of CIRs in inner heliosphere with Helios data; latitude V dependence)</text:p>
      <text:p text:style-name="P16">Balogh2009 (HMF review + inner heliosheath)</text:p>
      <text:p text:style-name="P13">Aschwanden2004, p. 29</text:p>
      <text:p text:style-name="P13"/>
      <text:p text:style-name="P13"/>
      <text:p text:style-name="P13"/>
      <text:p text:style-name="P13"/>
      <text:p text:style-name="P13"/>
      <text:p text:style-name="P13"/>
      <text:p text:style-name="P3"><text:span text:style-name="T42">2. </text:span><text:span text:style-name="T1">Summary </text:span><text:span text:style-name="T88">of the results</text:span></text:p>
      <text:p text:style-name="P1"/>
      <text:p text:style-name="P9"><text:span text:style-name="T43">For the near-Earth solar wind OMNI data and the Helios</text:span><text:span text:style-name="T85">~</text:span><text:span text:style-name="T43">1 and 2 data,</text:span> <text:span text:style-name="T22">obtained</text:span><text:span text:style-name="T43"> over the distance range 0.</text:span><text:span text:style-name="T86">29-</text:span><text:span text:style-name="T43">-0.98 </text:span><text:span text:style-name="T86">au,</text:span> <text:span text:style-name="T43">we derived</text:span> <text:span text:style-name="T22">lognormal </text:span><text:span text:style-name="T63">representations</text:span> <text:span text:style-name="T6">fits</text:span><text:span text:style-name="T22"> of the frequency distributions’ shapes of the four key solar wind parameters magnetic field strength</text:span> <text:span text:style-name="T6">B</text:span><text:span text:style-name="T22">, proton velocity</text:span> <text:span text:style-name="T6">V</text:span><text:span text:style-name="T22">,</text:span> <text:span text:style-name="T6">proton</text:span> <text:span text:style-name="T22">density</text:span> <text:span text:style-name="T6">N</text:span> <text:span text:style-name="T22">and</text:span> <text:span text:style-name="T6">proton</text:span> <text:span text:style-name="T22">temperature</text:span> <text:span text:style-name="T6">T</text:span><text:span text:style-name="T43">. The</text:span><text:span text:style-name="T7">se</text:span> <text:span text:style-name="T22">dependencies</text:span> <text:span text:style-name="T43">of the</text:span><text:span text:style-name="T63">se</text:span><text:span text:style-name="T43"> </text:span><text:span text:style-name="T63">frequency</text:span><text:span text:style-name="T87"> </text:span><text:span text:style-name="T43">distribution</text:span><text:span text:style-name="T63">s</text:span><text:span text:style-name="T43"> </text:span><text:span text:style-name="T6">functions</text:span><text:span text:style-name="T43"> on the</text:span><text:span text:style-name="T22"> solar activity </text:span><text:span text:style-name="T43">cycle and on radial </text:span><text:span text:style-name="T22">distance</text:span><text:span text:style-name="T43"> to the Sun have been modeled </text:span><text:span text:style-name="T74">with analytical relations</text:span><text:span text:style-name="T93"> </text:span><text:span text:style-name="T43">and extrapolated to the Parker Solar Probe orbit</text:span> <text:span text:style-name="T6">with a </text:span><text:span text:style-name="T11">first</text:span><text:span text:style-name="T6"> minimum perihelion of 9.86 </text:span><text:span text:style-name="T7">Rs</text:span><text:span text:style-name="T6"> in 20</text:span><text:span text:style-name="T7">2</text:span><text:span text:style-name="T12">4</text:span><text:span text:style-name="T43">, taking into account predictions of the sunspot number.</text:span></text:p>
      <text:p text:style-name="P24"/>
      <text:p text:style-name="P19">This empirical CGAUSS solar wind model for PSP<text:span text:style-name="T114">, r</text:span><text:span text:style-name="T113">epresenting the solar wind’s solar activity and distance behavior,</text:span><text:span text:style-name="T114"> </text:span>yields the following main results for the <text:span text:style-name="T101">bulk</text:span> <text:span text:style-name="T6">normal</text:span> solar wind<text:span text:style-name="T6"> without extreme values possible in extreme CME events</text:span>:</text:p>
      <text:p text:style-name="P6"/>
      <text:p text:style-name="P6"><text:span text:style-name="T108">parameter relationships as </text:span><text:span text:style-name="T109">bullets...</text:span></text:p>
      <text:p text:style-name="P25"/>
      <text:p text:style-name="P25"/>
      <text:p text:style-name="P25"/>
      <text:p text:style-name="P29">B_median(SSN,r) = …</text:p>
      <text:p text:style-name="P29">...</text:p>
      <text:p text:style-name="P9"><text:span text:style-name="T115">W</text:span><text:span text:style-name="T113">e estimated solar wind median values during PSP’s first perihelion and the values for PSP’s </text:span><text:span text:style-name="T116">first</text:span><text:span text:style-name="T110"> minimum perihelion of 9.86 </text:span><text:span text:style-name="T112">Rs</text:span><text:span text:style-name="T110"> in 20</text:span><text:span text:style-name="T112">24.</text:span></text:p>
      <text:p text:style-name="P26"/>
      <text:p text:style-name="P12">The velocity and temperature values are overestimated below 20 R<text:span text:style-name="T107">s</text:span> in comparison with existing observations. This shows that solar wind acceleration and heating processes below 20 R<text:span text:style-name="T107">s</text:span> limit the simple back-extrapolation from existing in situ measurements.</text:p>
      <text:p text:style-name="P12"/>
      <text:p text:style-name="P12"/>
      <text:p text:style-name="P28"><text:span text:style-name="T6">Implications for WISPR mission operations </text:span><text:span text:style-name="T20">and </text:span><text:span text:style-name="T6">SoloHI on Solar Orbiter…</text:span></text:p>
      <text:p text:style-name="P27"><text:span text:style-name="T103">The </text:span><text:span text:style-name="T102">knowledge of the expected solar wind environment helps to optimize the WISPR and PSP preplanning of the science operations. </text:span><text:span text:style-name="T103">Th</text:span><text:span text:style-name="T105">is</text:span><text:span text:style-name="T103"> </text:span><text:span text:style-name="T105">also</text:span><text:span text:style-name="T103"> </text:span><text:span text:style-name="T105">applies</text:span><text:span text:style-name="T103"> </text:span><text:span text:style-name="T104">for </text:span><text:span text:style-name="T103">the </text:span><text:span text:style-name="T105">Heliospheric Imager</text:span><text:span text:style-name="T103"> </text:span><text:span text:style-name="T105">(</text:span><text:span text:style-name="T104">SoloHI</text:span><text:span text:style-name="T105">)</text:span><text:span text:style-name="T104"> on</text:span><text:span text:style-name="T105">board the </text:span><text:span text:style-name="T104">Solar Orbiter </text:span><text:span text:style-name="T105">spacecraft </text:span><text:span text:style-name="T106">(Howard2013).</text:span></text:p>
      <text:p text:style-name="P6"/>
      <text:p text:style-name="P6"/>
      <text:p text:style-name="P6"/>
      <text:p text:style-name="P6"/>
      <text:p text:style-name="P13"><text:span text:style-name="T6">We obtained lognormal representations of the frequency distributions’ shapes of the four key solar wind parameters magnetic field strength, proton velocity, density and temperature.</text:span> <text:span text:style-name="T6">We derived analytical relations for the parameters’ solar activity dependencies and for their solar distance scaling. An empirical solar wind model was</text:span> build from the combination of the obtained frequency distributions, SSN dependence relations and solar distance dependence functions<text:span text:style-name="T6">, representing the solar wind’s solar activity and distance behavior. This empirical model was fed with SSN predictions and extrapolated to the orbit of PSP. We estimated solar wind median values during PSP’s first perihelion and modeled the values for PSP’s closest perihelia.</text:span></text:p>
      <text:p text:style-name="P18"/>
      <text:p text:style-name="P15">- further investigations should be done into structure extrapolations</text:p>
      <text:p text:style-name="P15">- outward extension of model seems feasable (e.g., to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in" fo:margin-right="0.6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3:47:11.820368812</meta:creation-date>
    <dc:date>2017-08-21T08:32:00.928310707</dc:date>
    <meta:editing-duration>PT5H36M52S</meta:editing-duration>
    <meta:editing-cycles>64</meta:editing-cycles>
    <meta:generator>LibreOffice/5.1.6.2$Linux_X86_64 LibreOffice_project/10m0$Build-2</meta:generator>
    <meta:document-statistic meta:table-count="0" meta:image-count="0" meta:object-count="0" meta:page-count="2" meta:paragraph-count="56" meta:word-count="1550" meta:character-count="9853" meta:non-whitespace-character-count="8363"/>
  </office:meta>
</office:document-meta>
</file>